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table:number-columns-repeated="1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ngles of Incidence Used to Construct Images</text:p>
          </table:table-cell>
          <table:table-cell table:number-columns-repeated="7"/>
          <table:table-cell table:style-name="Default" office:value-type="string">
            <text:p>Average error per pixel (nm)</text:p>
          </table:table-cell>
          <table:table-cell table:style-name="Default"/>
          <table:table-cell office:value-type="string">
            <text:p>Average % error</text:p>
          </table:table-cell>
          <table:table-cell/>
          <table:table-cell office:value-type="string">
            <text:p>Average pixel height (nm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Default" office:value-type="float" office:value="100">
            <text:p>100</text:p>
          </table:table-cell>
          <table:table-cell table:style-name="Default"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11"/>
          <table:table-cell office:value-type="float" office:value="3">
            <text:p>3</text:p>
          </table:table-cell>
          <table:table-cell office:value-type="float" office:value="8.64836222961">
            <text:p>8.64836222961</text:p>
          </table:table-cell>
          <table:table-cell office:value-type="float" office:value="7.68539129947">
            <text:p>7.68539129947</text:p>
          </table:table-cell>
          <table:table-cell table:formula="of:=[.M4]/[.$Q$4]*100" office:value-type="float" office:value="10.817871436258">
            <text:p>10.817871436258</text:p>
          </table:table-cell>
          <table:table-cell table:formula="of:=[.N4]/[.$R$4]*100" office:value-type="float" office:value="5.24527249750086">
            <text:p>5.24527249750086</text:p>
          </table:table-cell>
          <table:table-cell table:style-name="ce1" office:value-type="float" office:value="79.9451378265">
            <text:p>79.9451378265</text:p>
          </table:table-cell>
          <table:table-cell table:style-name="ce1" office:value-type="float" office:value="146.520343855">
            <text:p>146.520343855</text:p>
          </table:table-cell>
        </table:table-row>
        <table:table-row table:style-name="ro1">
          <table:table-cell table:number-columns-repeated="2"/>
          <table:table-cell table:number-columns-repeated="7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.50708326791">
            <text:p>3.50708326791</text:p>
          </table:table-cell>
          <table:table-cell office:value-type="float" office:value="5.35424088287">
            <text:p>5.35424088287</text:p>
          </table:table-cell>
          <table:table-cell table:formula="of:=[.M5]/[.$Q$4]*100" office:value-type="float" office:value="4.38686249502904">
            <text:p>4.38686249502904</text:p>
          </table:table-cell>
          <table:table-cell table:formula="of:=[.N5]/[.$R$4]*100" office:value-type="float" office:value="3.65426448095746">
            <text:p>3.654264480957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D5]+6.666667" office:value-type="float" office:value="6.666667">
            <text:p>6.666667</text:p>
          </table:table-cell>
          <table:table-cell table:formula="of:=[.E5]+7.5" office:value-type="float" office:value="7.5">
            <text:p>7.5</text:p>
          </table:table-cell>
          <table:table-cell table:formula="of:=[.F5]+8.5714285" office:value-type="float" office:value="8.5714285">
            <text:p>8.5714285</text:p>
          </table:table-cell>
          <table:table-cell table:formula="of:=[.G5]+10" office:value-type="float" office:value="10">
            <text:p>10</text:p>
          </table:table-cell>
          <table:table-cell table:formula="of:=[.H5]+12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65482713908">
            <text:p>2.65482713908</text:p>
          </table:table-cell>
          <table:table-cell office:value-type="float" office:value="4.9281677776">
            <text:p>4.9281677776</text:p>
          </table:table-cell>
          <table:table-cell table:formula="of:=[.M6]/[.$Q$4]*100" office:value-type="float" office:value="3.32081126039411">
            <text:p>3.32081126039411</text:p>
          </table:table-cell>
          <table:table-cell table:formula="of:=[.N6]/[.$R$4]*100" office:value-type="float" office:value="3.36346997825574">
            <text:p>3.363469978255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D6]+6.666667" office:value-type="float" office:value="13.333334">
            <text:p>13.333334</text:p>
          </table:table-cell>
          <table:table-cell table:formula="of:=[.E6]+7.5" office:value-type="float" office:value="15">
            <text:p>15</text:p>
          </table:table-cell>
          <table:table-cell table:formula="of:=[.F6]+8.5714285" office:value-type="float" office:value="17.142857">
            <text:p>17.142857</text:p>
          </table:table-cell>
          <table:table-cell table:formula="of:=[.G6]+10" office:value-type="float" office:value="20">
            <text:p>20</text:p>
          </table:table-cell>
          <table:table-cell table:formula="of:=[.H6]+12"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37528996555">
            <text:p>2.37528996555</text:p>
          </table:table-cell>
          <table:table-cell office:value-type="float" office:value="3.91615719436">
            <text:p>3.91615719436</text:p>
          </table:table-cell>
          <table:table-cell table:formula="of:=[.M7]/[.$Q$4]*100" office:value-type="float" office:value="2.97115000377502">
            <text:p>2.97115000377502</text:p>
          </table:table-cell>
          <table:table-cell table:formula="of:=[.N7]/[.$R$4]*100" office:value-type="float" office:value="2.67277368543137">
            <text:p>2.67277368543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D7]+6.666667" office:value-type="float" office:value="20.000001">
            <text:p>20.000001</text:p>
          </table:table-cell>
          <table:table-cell table:formula="of:=[.E7]+7.5" office:value-type="float" office:value="22.5">
            <text:p>22.5</text:p>
          </table:table-cell>
          <table:table-cell table:formula="of:=[.F7]+8.5714285" office:value-type="float" office:value="25.7142855">
            <text:p>25.7142855</text:p>
          </table:table-cell>
          <table:table-cell table:formula="of:=[.G7]+10" office:value-type="float" office:value="30">
            <text:p>30</text:p>
          </table:table-cell>
          <table:table-cell table:formula="of:=[.H7]+12" office:value-type="float" office:value="36">
            <text:p>36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02384629466">
            <text:p>2.02384629466</text:p>
          </table:table-cell>
          <table:table-cell office:value-type="float" office:value="3.88372630187">
            <text:p>3.88372630187</text:p>
          </table:table-cell>
          <table:table-cell table:formula="of:=[.M8]/[.$Q$4]*100" office:value-type="float" office:value="2.53154394336305">
            <text:p>2.53154394336305</text:p>
          </table:table-cell>
          <table:table-cell table:formula="of:=[.N8]/[.$R$4]*100" office:value-type="float" office:value="2.65063963111732">
            <text:p>2.650639631117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D8]+6.666667" office:value-type="float" office:value="26.666668">
            <text:p>26.666668</text:p>
          </table:table-cell>
          <table:table-cell table:formula="of:=[.E8]+7.5" office:value-type="float" office:value="30">
            <text:p>30</text:p>
          </table:table-cell>
          <table:table-cell table:formula="of:=[.F8]+8.5714285" office:value-type="float" office:value="34.285714">
            <text:p>34.285714</text:p>
          </table:table-cell>
          <table:table-cell table:formula="of:=[.G8]+10" office:value-type="float" office:value="40">
            <text:p>40</text:p>
          </table:table-cell>
          <table:table-cell table:formula="of:=[.H8]+12" office:value-type="float" office:value="48">
            <text:p>48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.90437894969">
            <text:p>1.90437894969</text:p>
          </table:table-cell>
          <table:table-cell office:value-type="float" office:value="3.76569722">
            <text:p>3.76569722</text:p>
          </table:table-cell>
          <table:table-cell table:formula="of:=[.M9]/[.$Q$4]*100" office:value-type="float" office:value="2.38210728189994">
            <text:p>2.38210728189994</text:p>
          </table:table-cell>
          <table:table-cell table:formula="of:=[.N9]/[.$R$4]*100" office:value-type="float" office:value="2.570084891233">
            <text:p>2.5700848912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[.D9]+6.666667" office:value-type="float" office:value="33.333335">
            <text:p>33.333335</text:p>
          </table:table-cell>
          <table:table-cell table:formula="of:=[.E9]+7.5" office:value-type="float" office:value="37.5">
            <text:p>37.5</text:p>
          </table:table-cell>
          <table:table-cell table:formula="of:=[.F9]+8.5714285" office:value-type="float" office:value="42.8571425">
            <text:p>42.8571425</text:p>
          </table:table-cell>
          <table:table-cell table:formula="of:=[.G9]+10" office:value-type="float" office:value="50">
            <text:p>50</text:p>
          </table:table-cell>
          <table:table-cell table:formula="of:=[.H9]+12" office:value-type="float" office:value="60">
            <text:p>60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.77810395369">
            <text:p>1.77810395369</text:p>
          </table:table-cell>
          <table:table-cell office:value-type="float" office:value="3.97062424291">
            <text:p>3.97062424291</text:p>
          </table:table-cell>
          <table:table-cell table:formula="of:=[.M10]/[.$Q$4]*100" office:value-type="float" office:value="2.22415521698006">
            <text:p>2.22415521698006</text:p>
          </table:table-cell>
          <table:table-cell table:formula="of:=[.N10]/[.$R$4]*100" office:value-type="float" office:value="2.70994739600081">
            <text:p>2.709947396000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D10]+6.666667" office:value-type="float" office:value="40.000002">
            <text:p>40.000002</text:p>
          </table:table-cell>
          <table:table-cell table:formula="of:=[.E10]+7.5" office:value-type="float" office:value="45">
            <text:p>45</text:p>
          </table:table-cell>
          <table:table-cell table:formula="of:=[.F10]+8.5714285" office:value-type="float" office:value="51.428571">
            <text:p>51.428571</text:p>
          </table:table-cell>
          <table:table-cell table:formula="of:=[.G10]+10" office:value-type="float" office:value="60">
            <text:p>6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.77854904262">
            <text:p>1.77854904262</text:p>
          </table:table-cell>
          <table:table-cell office:value-type="float" office:value="3.77259065855">
            <text:p>3.77259065855</text:p>
          </table:table-cell>
          <table:table-cell table:formula="of:=[.M11]/[.$Q$4]*100" office:value-type="float" office:value="2.22471195994417">
            <text:p>2.22471195994417</text:p>
          </table:table-cell>
          <table:table-cell table:formula="of:=[.N11]/[.$R$4]*100" office:value-type="float" office:value="2.57478965670695">
            <text:p>2.574789656706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[.D11]+6.666667" office:value-type="float" office:value="46.666669">
            <text:p>46.666669</text:p>
          </table:table-cell>
          <table:table-cell table:formula="of:=[.E11]+7.5" office:value-type="float" office:value="52.5">
            <text:p>52.5</text:p>
          </table:table-cell>
          <table:table-cell table:formula="of:=[.F11]+8.5714285" office:value-type="float" office:value="59.9999995">
            <text:p>59.9999995</text:p>
          </table:table-cell>
          <table:table-cell table:number-columns-repeated="5"/>
          <table:table-cell office:value-type="float" office:value="13">
            <text:p>13</text:p>
          </table:table-cell>
          <table:table-cell office:value-type="float" office:value="1.66661616328">
            <text:p>1.66661616328</text:p>
          </table:table-cell>
          <table:table-cell office:value-type="float" office:value="3.44258902419">
            <text:p>3.44258902419</text:p>
          </table:table-cell>
          <table:table-cell table:formula="of:=[.M12]/[.$Q$4]*100" office:value-type="float" office:value="2.08469984365648">
            <text:p>2.08469984365648</text:p>
          </table:table-cell>
          <table:table-cell table:formula="of:=[.N12]/[.$R$4]*100" office:value-type="float" office:value="2.34956384459271">
            <text:p>2.349563844592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[.D12]+6.666667" office:value-type="float" office:value="53.333336">
            <text:p>53.333336</text:p>
          </table:table-cell>
          <table:table-cell table:formula="of:=[.E12]+7.5" office:value-type="float" office:value="60">
            <text:p>60</text:p>
          </table:table-cell>
          <table:table-cell table:number-columns-repeated="7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[.D13]+6.666667" office:value-type="float" office:value="60.000003">
            <text:p>60.000003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number-columns-repeated="8"/>
          <table:table-cell>
            <draw:frame table:end-cell-address="Sheet1.Q37" table:end-x="0.764cm" table:end-y="0.049cm" draw:z-index="1" draw:style-name="gr1" svg:width="11.072cm" svg:height="9.549cm" svg:x="0.983cm" svg:y="0.397cm">
              <draw:object draw:notify-on-update-of-ranges="Sheet1.L4:Sheet1.L12 Sheet1.M3:Sheet1.M3 Sheet1.O4:Sheet1.O12 Sheet1.L4:Sheet1.L12 Sheet1.N3:Sheet1.N3 Sheet1.P4:Sheet1.P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number-columns-repeated="3"/>
          <table:table-cell>
            <draw:frame table:end-cell-address="Sheet1.L37" table:end-x="0.14cm" table:end-y="0.294cm" draw:z-index="0" draw:style-name="gr1" svg:width="11.072cm" svg:height="9.549cm" svg:x="0.359cm" svg:y="0.192cm">
              <draw:object draw:notify-on-update-of-ranges="Sheet1.L4:Sheet1.L12 Sheet1.M3:Sheet1.M3 Sheet1.M4:Sheet1.M12 Sheet1.N3:Sheet1.N3 Sheet1.N4:Sheet1.N12 Sheet1.L4:Sheet1.L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number-columns-repeated="9"/>
          <table:table-cell table:style-name="Default" table:number-columns-repeated="2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3">13/09/2010</text:date>, <text:time>17:2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Paszek</meta:initial-creator>
    <meta:creation-date>2010-09-13T12:42:47</meta:creation-date>
    <dc:date>2010-09-13T17:29:48</dc:date>
    <dc:creator>Matthew Paszek</dc:creator>
    <meta:editing-duration>PT00H13M56S</meta:editing-duration>
    <meta:editing-cycles>1</meta:editing-cycles>
    <meta:document-statistic meta:table-count="3" meta:cell-count="122" meta:object-count="2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graphic-properties draw:stroke="none" svg:stroke-color="#b3b3b3" draw:fill="none" draw:fill-color="#e6e6e6"/>
      <style:text-properties fo:font-size="10pt" style:font-size-asian="7.40000009536743pt" style:font-size-complex="7.40000009536743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7.40000009536743pt" style:font-size-complex="7.40000009536743pt"/>
    </style:style>
    <style:style style:name="ch5" style:family="chart">
      <style:chart-properties chart:auto-position="true" chart:scale-text="true" style:rotation-angle="0"/>
      <style:text-properties fo:font-size="10.5pt" style:font-size-asian="8.30000019073486pt" style:font-size-complex="8.30000019073486pt"/>
    </style:style>
    <style:style style:name="ch6" style:family="chart">
      <style:chart-properties chart:auto-position="true" chart:scale-text="true" style:rotation-angle="90"/>
      <style:text-properties fo:font-size="10.5pt" style:font-size-asian="8.30000019073486pt" style:font-size-complex="8.30000019073486pt"/>
    </style:style>
    <style:style style:name="ch7" style:family="chart" style:data-style-name="N0">
      <style:chart-properties chart:symbol-type="named-symbol" chart:symbol-name="square" chart:symbol-width="0.25cm" chart:symbol-height="0.25cm" chart:scale-text="true"/>
      <style:graphic-properties svg:stroke-width="0.088cm" svg:stroke-color="#004586" draw:fill-color="#004586"/>
      <style:text-properties fo:font-size="5.5356969833374pt" style:font-size-asian="5.5356969833374pt" style:font-size-complex="5.5356969833374pt"/>
    </style:style>
    <style:style style:name="ch8" style:family="chart" style:data-style-name="N0">
      <style:chart-properties chart:symbol-type="named-symbol" chart:symbol-name="diamond" chart:symbol-width="0.25cm" chart:symbol-height="0.25cm" chart:scale-text="true"/>
      <style:graphic-properties svg:stroke-width="0.088cm" svg:stroke-color="#ff420e" draw:fill-color="#ff420e"/>
      <style:text-properties fo:font-size="5.5356969833374pt" style:font-size-asian="5.5356969833374pt" style:font-size-complex="5.5356969833374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73cm" svg:height="9.55cm" xlink:href=".." chart:class="chart:scatter" chart:style-name="ch1">
        <chart:legend chart:legend-position="end" svg:x="9.61cm" svg:y="4.189cm" chart:style-name="ch2"/>
        <chart:plot-area chart:style-name="ch3" table:cell-range-address="Sheet1.L3:Sheet1.N12" chart:data-source-has-labels="row" svg:x="0.27cm" svg:y="0.189cm" svg:width="9.54cm" svg:height="9.359cm">
          <chart:axis chart:dimension="x" chart:name="primary-x" chart:style-name="ch4">
            <chart:title svg:x="3.791cm" svg:y="9.116cm" chart:style-name="ch5">
              <text:p>Number of Images</text:p>
            </chart:title>
          </chart:axis>
          <chart:axis chart:dimension="y" chart:name="primary-y" chart:style-name="ch4">
            <chart:title svg:x="0.25cm" svg:y="6.21cm" chart:style-name="ch6">
              <text:p>Absolute Error (nm)</text:p>
            </chart:title>
          </chart:axis>
          <chart:series chart:style-name="ch7" chart:values-cell-range-address="Sheet1.M4:Sheet1.M12" chart:label-cell-address="Sheet1.M3:Sheet1.M3" chart:class="chart:scatter">
            <chart:domain table:cell-range-address="Sheet1.L4:Sheet1.L12"/>
            <chart:data-point chart:repeated="9"/>
          </chart:series>
          <chart:series chart:style-name="ch8" chart:values-cell-range-address="Sheet1.N4:Sheet1.N12" chart:label-cell-address="Sheet1.N3:Sheet1.N3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 text:id="Sheet1.M3:Sheet1.M3">100</text:p>
              </table:table-cell>
              <table:table-cell office:value-type="string">
                <text:p text:id="Sheet1.N3:Sheet1.N3">2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 text:id="Sheet1.L4:Sheet1.L12">3</text:p>
              </table:table-cell>
              <table:table-cell office:value-type="float" office:value="8.64836222961">
                <text:p text:id="Sheet1.M4:Sheet1.M12">8.64836222961</text:p>
              </table:table-cell>
              <table:table-cell office:value-type="float" office:value="7.68539129947">
                <text:p text:id="Sheet1.N4:Sheet1.N12">7.685391299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0708326791">
                <text:p>3.50708326791</text:p>
              </table:table-cell>
              <table:table-cell office:value-type="float" office:value="5.35424088287">
                <text:p>5.35424088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.65482713908">
                <text:p>2.65482713908</text:p>
              </table:table-cell>
              <table:table-cell office:value-type="float" office:value="4.9281677776">
                <text:p>4.9281677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37528996555">
                <text:p>2.37528996555</text:p>
              </table:table-cell>
              <table:table-cell office:value-type="float" office:value="3.91615719436">
                <text:p>3.91615719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.02384629466">
                <text:p>2.02384629466</text:p>
              </table:table-cell>
              <table:table-cell office:value-type="float" office:value="3.88372630187">
                <text:p>3.88372630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.90437894969">
                <text:p>1.90437894969</text:p>
              </table:table-cell>
              <table:table-cell office:value-type="float" office:value="3.76569722">
                <text:p>3.76569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.77810395369">
                <text:p>1.77810395369</text:p>
              </table:table-cell>
              <table:table-cell office:value-type="float" office:value="3.97062424291">
                <text:p>3.97062424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.77854904262">
                <text:p>1.77854904262</text:p>
              </table:table-cell>
              <table:table-cell office:value-type="float" office:value="3.77259065855">
                <text:p>3.77259065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.66661616328">
                <text:p>1.66661616328</text:p>
              </table:table-cell>
              <table:table-cell office:value-type="float" office:value="3.44258902419">
                <text:p>3.44258902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graphic-properties draw:stroke="none" svg:stroke-color="#b3b3b3" draw:fill="none" draw:fill-color="#e6e6e6"/>
      <style:text-properties fo:font-size="10pt" style:font-size-asian="7.40000009536743pt" style:font-size-complex="7.40000009536743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7.40000009536743pt" style:font-size-complex="7.40000009536743pt"/>
    </style:style>
    <style:style style:name="ch5" style:family="chart">
      <style:chart-properties chart:auto-position="true" chart:scale-text="true" style:rotation-angle="0"/>
      <style:text-properties fo:font-size="10.5pt" style:font-size-asian="8.30000019073486pt" style:font-size-complex="8.30000019073486pt"/>
    </style:style>
    <style:style style:name="ch6" style:family="chart">
      <style:chart-properties chart:auto-position="true" chart:scale-text="true" style:rotation-angle="90"/>
      <style:text-properties fo:font-size="10.5pt" style:font-size-asian="8.30000019073486pt" style:font-size-complex="8.30000019073486pt"/>
    </style:style>
    <style:style style:name="ch7" style:family="chart" style:data-style-name="N0">
      <style:chart-properties chart:symbol-type="named-symbol" chart:symbol-name="square" chart:symbol-width="0.25cm" chart:symbol-height="0.25cm" chart:scale-text="true"/>
      <style:graphic-properties svg:stroke-width="0.088cm" svg:stroke-color="#004586" draw:fill-color="#004586"/>
      <style:text-properties fo:font-size="5.5356969833374pt" style:font-size-asian="5.5356969833374pt" style:font-size-complex="5.5356969833374pt"/>
    </style:style>
    <style:style style:name="ch8" style:family="chart" style:data-style-name="N0">
      <style:chart-properties chart:symbol-type="named-symbol" chart:symbol-name="diamond" chart:symbol-width="0.25cm" chart:symbol-height="0.25cm" chart:scale-text="true"/>
      <style:graphic-properties svg:stroke-width="0.088cm" svg:stroke-color="#ff420e" draw:fill-color="#ff420e"/>
      <style:text-properties fo:font-size="5.5356969833374pt" style:font-size-asian="5.5356969833374pt" style:font-size-complex="5.5356969833374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73cm" svg:height="9.55cm" xlink:href=".." chart:class="chart:scatter" chart:column-mapping="1" chart:style-name="ch1">
        <chart:legend chart:legend-position="end" svg:x="9.676cm" svg:y="4.233cm" chart:style-name="ch2"/>
        <chart:plot-area chart:style-name="ch3" table:cell-range-address="Sheet1.L4:Sheet1.L12 Sheet1.M3:Sheet1.N3 Sheet1.O4:Sheet1.P12" chart:data-source-has-labels="row" svg:x="0.269cm" svg:y="0.189cm" svg:width="9.539cm" svg:height="9.359cm">
          <chart:axis chart:dimension="x" chart:name="primary-x" chart:style-name="ch4">
            <chart:title svg:x="3.789cm" svg:y="9.116cm" chart:style-name="ch5">
              <text:p>Number of Images</text:p>
            </chart:title>
          </chart:axis>
          <chart:axis chart:dimension="y" chart:name="primary-y" chart:style-name="ch4">
            <chart:title svg:x="0.249cm" svg:y="6.342cm" chart:style-name="ch6">
              <text:p>Percentage Error (%)</text:p>
            </chart:title>
          </chart:axis>
          <chart:series chart:style-name="ch7" chart:values-cell-range-address="Sheet1.O4:Sheet1.O12" chart:label-cell-address="Sheet1.M3:Sheet1.M3" chart:class="chart:scatter">
            <chart:domain table:cell-range-address="Sheet1.L4:Sheet1.L12"/>
            <chart:data-point chart:repeated="9"/>
          </chart:series>
          <chart:series chart:style-name="ch8" chart:values-cell-range-address="Sheet1.P4:Sheet1.P12" chart:label-cell-address="Sheet1.N3:Sheet1.N3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 text:id="Sheet1.M3:Sheet1.M3">100</text:p>
              </table:table-cell>
              <table:table-cell office:value-type="string">
                <text:p text:id="Sheet1.N3:Sheet1.N3">2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 text:id="Sheet1.L4:Sheet1.L12">3</text:p>
              </table:table-cell>
              <table:table-cell office:value-type="float" office:value="10.817871436258">
                <text:p text:id="Sheet1.O4:Sheet1.O12">10.817871436258</text:p>
              </table:table-cell>
              <table:table-cell office:value-type="float" office:value="5.24527249750086">
                <text:p text:id="Sheet1.P4:Sheet1.P12">5.245272497500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8686249502904">
                <text:p>4.38686249502904</text:p>
              </table:table-cell>
              <table:table-cell office:value-type="float" office:value="3.65426448095746">
                <text:p>3.65426448095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.32081126039411">
                <text:p>3.32081126039411</text:p>
              </table:table-cell>
              <table:table-cell office:value-type="float" office:value="3.36346997825574">
                <text:p>3.36346997825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97115000377502">
                <text:p>2.97115000377502</text:p>
              </table:table-cell>
              <table:table-cell office:value-type="float" office:value="2.67277368543137">
                <text:p>2.67277368543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.53154394336305">
                <text:p>2.53154394336305</text:p>
              </table:table-cell>
              <table:table-cell office:value-type="float" office:value="2.65063963111732">
                <text:p>2.65063963111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.38210728189994">
                <text:p>2.38210728189994</text:p>
              </table:table-cell>
              <table:table-cell office:value-type="float" office:value="2.570084891233">
                <text:p>2.570084891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.22415521698006">
                <text:p>2.22415521698006</text:p>
              </table:table-cell>
              <table:table-cell office:value-type="float" office:value="2.70994739600081">
                <text:p>2.70994739600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.22471195994417">
                <text:p>2.22471195994417</text:p>
              </table:table-cell>
              <table:table-cell office:value-type="float" office:value="2.57478965670695">
                <text:p>2.57478965670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2.08469984365648">
                <text:p>2.08469984365648</text:p>
              </table:table-cell>
              <table:table-cell office:value-type="float" office:value="2.34956384459271">
                <text:p>2.349563844592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